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dfb1a5010" style:family="table" style:master-page-name="ta-mp-0x7fddfb1a5010">
      <style:table-properties table:display="true" style:writing-mode="lr-tb"/>
    </style:style>
    <style:style style:name="ta-0x7fddfb1a5200" style:family="table" style:master-page-name="ta-mp-0x7fddfb1a5200">
      <style:table-properties table:display="true" style:writing-mode="lr-tb"/>
    </style:style>
    <style:style style:name="ta-0x7fddfb1a53f0" style:family="table" style:master-page-name="ta-mp-0x7fddfb1a53f0">
      <style:table-properties table:display="true" style:writing-mode="lr-tb"/>
    </style:style>
    <style:style style:name="ta-0x7fddfb1a55e0" style:family="table" style:master-page-name="ta-mp-0x7fddfb1a55e0">
      <style:table-properties table:display="true" style:writing-mode="lr-tb"/>
    </style:style>
    <style:style style:name="ta-0x7fddfb1a57d0" style:family="table" style:master-page-name="ta-mp-0x7fddfb1a57d0">
      <style:table-properties table:display="true" style:writing-mode="lr-tb"/>
    </style:style>
    <style:style style:name="ta-0x7fddfb1a59c0" style:family="table" style:master-page-name="ta-mp-0x7fddfb1a5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dfb24869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7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8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a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b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c5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b248d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5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1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b2472e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d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0c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8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3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b248440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b00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538" style:family="table-cell" style:data-style-name="General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92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95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99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c2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1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78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9a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b249c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0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3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9d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1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4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8b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0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741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5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dfb24a8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b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2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9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24ac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3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522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53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785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6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070537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a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e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8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b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3f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7bc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5b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613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dfb1d47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070542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6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9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4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7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e07054a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25.75pt" style:use-optimal-column-width="false"/>
    </style:style>
    <style:style style:name="ACOL-2" style:family="table-column"/>
    <style:style style:name="ACOL-3" style:family="table-column">
      <style:table-column-properties style:column-width="132.75pt" style:use-optimal-column-width="fals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121.50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dfb18fe4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b24f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b2534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b258b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dfb25a41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ddfb1a5010" table:print="false">
        <office:forms form:automatic-focus="false" form:apply-design-mode="false">
          <form:form/>
        </office:forms>
        <table:table-column table:default-cell-style-name="ACE-0x7fddfb248568" table:style-name="ACOL-1"/>
        <table:table-column table:style-name="ACOL-0" table:number-columns-repeated="127"/>
        <table:table-row table:style-name="AROW-0">
          <table:table-cell table:style-name="ACE-0x7fddfb24869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ddfb2487b8" table:content-validation-name="VAL-0x7fddfb18fe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dfb2488e0" table:content-validation-name="VAL-0x7fddfb24f8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ddfb248a08" table:content-validation-name="VAL-0x7fddfb25341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ddfb248b30" table:content-validation-name="VAL-0x7fddfb258b10" office:value-type="string">
            <text:p>EditableStatusDropDownValue</text:p>
          </table:table-cell>
          <table:table-cell table:number-columns-repeated="127" table:style-name="Gnumeric-default"/>
        </table:table-row>
        <table:table-row table:style-name="AROW-0">
          <table:table-cell table:style-name="ACE-0x7fddfb248c5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dfb248d80" table:content-validation-name="VAL-0x7fddfb25a4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dfb1a5200" table:print="false">
        <office:forms form:automatic-focus="false" form:apply-design-mode="false">
          <form:form/>
        </office:forms>
        <table:table-column table:default-cell-style-name="ACE-0x7fddfb248ea8" table:style-name="ACOL-3"/>
        <table:table-column table:default-cell-style-name="ACE-0x7fddfb248ea8" table:style-name="ACOL-4"/>
        <table:table-column table:default-cell-style-name="ACE-0x7fddfb248ea8" table:style-name="ACOL-5"/>
        <table:table-column table:default-cell-style-name="ACE-0x7fddfb248ea8" table:style-name="ACOL-6"/>
        <table:table-column table:default-cell-style-name="ACE-0x7fddfb248ea8" table:style-name="ACOL-7" table:number-columns-repeated="2"/>
        <table:table-column table:default-cell-style-name="ACE-0x7fddfb248ea8" table:style-name="ACOL-8"/>
        <table:table-column table:default-cell-style-name="ACE-0x7fddfb248ea8" table:style-name="ACOL-9"/>
        <table:table-column table:default-cell-style-name="ACE-0x7fddfb1d4320" table:style-name="ACOL-0" table:number-columns-repeated="120"/>
        <table:table-row table:style-name="AROW-0">
          <table:table-cell table:style-name="ACE-0x7fddfb2472e8" office:value-type="string">
            <text:p>User Name</text:p>
          </table:table-cell>
          <table:table-cell table:style-name="ACE-0x7fddfb248440" office:value-type="string">
            <text:p>Password</text:p>
          </table:table-cell>
          <table:table-cell table:style-name="ACE-0x7fddfb249220" office:value-type="string">
            <text:p>SearchTextName</text:p>
          </table:table-cell>
          <table:table-cell table:number-columns-repeated="5" table:style-name="ACE-0x7fddfb248ea8"/>
          <table:table-cell table:number-columns-repeated="120" table:style-name="ACE-0x7fddfb1d4320"/>
        </table:table-row>
        <table:table-row table:style-name="AROW-0">
          <table:table-cell table:style-name="ACE-0x7fddfb247d50" office:value-type="string">
            <text:p>testshopclue@sc.com</text:p>
          </table:table-cell>
          <table:table-cell table:style-name="ACE-0x7fddfb247b00" office:value-type="float" office:value="123456">
            <text:p>123456</text:p>
          </table:table-cell>
          <table:table-cell table:style-name="ACE-0x7fddfb249598" office:value-type="string">
            <text:p>Shirt</text:p>
          </table:table-cell>
          <table:table-cell table:number-columns-repeated="5" table:style-name="ACE-0x7fddfb248ea8"/>
          <table:table-cell table:number-columns-repeated="120" table:style-name="ACE-0x7fddfb1d4320"/>
        </table:table-row>
        <table:table-row table:style-name="AROW-0">
          <table:table-cell table:style-name="ACE-0x7fddfb2480c8" office:value-type="string">
            <text:p>testshopclue@sc.com</text:p>
          </table:table-cell>
          <table:table-cell table:style-name="ACE-0x7fddfb247538" office:value-type="float" office:value="123456">
            <text:p>123456</text:p>
          </table:table-cell>
          <table:table-cell table:style-name="ACE-0x7fddfb249910"/>
          <table:table-cell table:number-columns-repeated="5" table:style-name="ACE-0x7fddfb248ea8"/>
          <table:table-cell table:number-columns-repeated="120" table:style-name="ACE-0x7fddfb1d432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ddfb1d432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ddfb1a53f0" table:print="false">
        <office:forms form:automatic-focus="false" form:apply-design-mode="false">
          <form:form/>
        </office:forms>
        <table:table-column table:default-cell-style-name="ACE-0x7fddfb249a38" table:style-name="ACOL-10"/>
        <table:table-column table:default-cell-style-name="ACE-0x7fddfb249a38" table:style-name="ACOL-4"/>
        <table:table-column table:default-cell-style-name="ACE-0x7fddfb249a38" table:style-name="ACOL-5"/>
        <table:table-column table:default-cell-style-name="ACE-0x7fddfb249a38" table:style-name="ACOL-6"/>
        <table:table-column table:default-cell-style-name="ACE-0x7fddfb249a38" table:style-name="ACOL-7" table:number-columns-repeated="2"/>
        <table:table-column table:default-cell-style-name="ACE-0x7fddfb249a38" table:style-name="ACOL-8"/>
        <table:table-column table:default-cell-style-name="ACE-0x7fddfb249a38" table:style-name="ACOL-9"/>
        <table:table-column table:default-cell-style-name="ACE-0x7fddfb1d4448" table:style-name="ACOL-0" table:number-columns-repeated="120"/>
        <table:table-row table:style-name="AROW-0">
          <table:table-cell table:style-name="ACE-0x7fddfb247c28" office:value-type="string">
            <text:p>User Name</text:p>
          </table:table-cell>
          <table:table-cell table:style-name="ACE-0x7fddfb249c88" office:value-type="string">
            <text:p>Password</text:p>
          </table:table-cell>
          <table:table-cell table:style-name="ACE-0x7fddfb249db0" office:value-type="string">
            <text:p>SearchTextName</text:p>
          </table:table-cell>
          <table:table-cell table:number-columns-repeated="5" table:style-name="ACE-0x7fddfb249a38"/>
          <table:table-cell table:number-columns-repeated="120" table:style-name="ACE-0x7fddfb1d4448"/>
        </table:table-row>
        <table:table-row table:style-name="AROW-0">
          <table:table-cell table:style-name="ACE-0x7fddfb2471c0" office:value-type="string">
            <text:p>testshopclue@sc.com</text:p>
          </table:table-cell>
          <table:table-cell table:style-name="ACE-0x7fddfb24a000" office:value-type="float" office:value="123456">
            <text:p>123456</text:p>
          </table:table-cell>
          <table:table-cell table:style-name="ACE-0x7fddfb24a128" office:value-type="string">
            <text:p>Shirt</text:p>
          </table:table-cell>
          <table:table-cell table:number-columns-repeated="5" table:style-name="ACE-0x7fddfb249a38"/>
          <table:table-cell table:number-columns-repeated="120" table:style-name="ACE-0x7fddfb1d4448"/>
        </table:table-row>
        <table:table-row table:style-name="AROW-0">
          <table:table-cell table:style-name="ACE-0x7fddfb247788" office:value-type="string">
            <text:p>testshopclue@sc.com</text:p>
          </table:table-cell>
          <table:table-cell table:style-name="ACE-0x7fddfb24a378" office:value-type="float" office:value="123456">
            <text:p>123456</text:p>
          </table:table-cell>
          <table:table-cell table:style-name="ACE-0x7fddfb24a4a0"/>
          <table:table-cell table:number-columns-repeated="5" table:style-name="ACE-0x7fddfb249a38"/>
          <table:table-cell table:number-columns-repeated="120" table:style-name="ACE-0x7fddfb1d444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b1d444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ddfb1a55e0" table:print="false">
        <office:forms form:automatic-focus="false" form:apply-design-mode="false">
          <form:form/>
        </office:forms>
        <table:table-column table:default-cell-style-name="ACE-0x7fddfb24a5c8" table:style-name="ACOL-10"/>
        <table:table-column table:default-cell-style-name="ACE-0x7fddfb24a5c8" table:style-name="ACOL-4"/>
        <table:table-column table:default-cell-style-name="ACE-0x7fddfb24a5c8" table:style-name="ACOL-5"/>
        <table:table-column table:default-cell-style-name="ACE-0x7fddfb24a5c8" table:style-name="ACOL-6"/>
        <table:table-column table:default-cell-style-name="ACE-0x7fddfb24a5c8" table:style-name="ACOL-7" table:number-columns-repeated="2"/>
        <table:table-column table:default-cell-style-name="ACE-0x7fddfb24a5c8" table:style-name="ACOL-8"/>
        <table:table-column table:default-cell-style-name="ACE-0x7fddfb24a5c8" table:style-name="ACOL-9"/>
        <table:table-column table:default-cell-style-name="ACE-0x7fddfb1d4570" table:style-name="ACOL-0" table:number-columns-repeated="120"/>
        <table:table-row table:style-name="AROW-0">
          <table:table-cell table:style-name="ACE-0x7fddfb2478b0" office:value-type="string">
            <text:p>User Name</text:p>
          </table:table-cell>
          <table:table-cell table:style-name="ACE-0x7fddfb24a818" office:value-type="string">
            <text:p>Password</text:p>
          </table:table-cell>
          <table:table-cell table:style-name="ACE-0x7fddfb24a940" office:value-type="string">
            <text:p>SearchTextName</text:p>
          </table:table-cell>
          <table:table-cell table:number-columns-repeated="5" table:style-name="ACE-0x7fddfb24a5c8"/>
          <table:table-cell table:number-columns-repeated="120" table:style-name="ACE-0x7fddfb1d4570"/>
        </table:table-row>
        <table:table-row table:style-name="AROW-0">
          <table:table-cell table:style-name="ACE-0x7fddfb247098" office:value-type="string">
            <text:p>testshopclue@sc.com</text:p>
          </table:table-cell>
          <table:table-cell table:style-name="ACE-0x7fddfb24ab90" office:value-type="float" office:value="123456">
            <text:p>123456</text:p>
          </table:table-cell>
          <table:table-cell table:style-name="ACE-0x7fddfb24acb8" office:value-type="string">
            <text:p>Shirt</text:p>
          </table:table-cell>
          <table:table-cell table:number-columns-repeated="5" table:style-name="ACE-0x7fddfb24a5c8"/>
          <table:table-cell table:number-columns-repeated="120" table:style-name="ACE-0x7fddfb1d4570"/>
        </table:table-row>
        <table:table-row table:style-name="AROW-0">
          <table:table-cell table:style-name="ACE-0x7fddfb247410" office:value-type="string">
            <text:p>testshopclue@sc.com</text:p>
          </table:table-cell>
          <table:table-cell table:style-name="ACE-0x7fde070532a8" office:value-type="float" office:value="123456">
            <text:p>123456</text:p>
          </table:table-cell>
          <table:table-cell table:style-name="ACE-0x7fde070533d0"/>
          <table:table-cell table:number-columns-repeated="5" table:style-name="ACE-0x7fddfb24a5c8"/>
          <table:table-cell table:number-columns-repeated="120" table:style-name="ACE-0x7fddfb1d457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b1d457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ddfb1a57d0" table:print="false">
        <office:forms form:automatic-focus="false" form:apply-design-mode="false">
          <form:form/>
        </office:forms>
        <table:table-column table:default-cell-style-name="ACE-0x7fde070534f8" table:style-name="ACOL-10"/>
        <table:table-column table:default-cell-style-name="ACE-0x7fde070534f8" table:style-name="ACOL-4"/>
        <table:table-column table:default-cell-style-name="ACE-0x7fde070534f8" table:style-name="ACOL-5"/>
        <table:table-column table:default-cell-style-name="ACE-0x7fde070534f8" table:style-name="ACOL-6"/>
        <table:table-column table:default-cell-style-name="ACE-0x7fde070534f8" table:style-name="ACOL-7" table:number-columns-repeated="2"/>
        <table:table-column table:default-cell-style-name="ACE-0x7fde070534f8" table:style-name="ACOL-8"/>
        <table:table-column table:default-cell-style-name="ACE-0x7fde070534f8" table:style-name="ACOL-9"/>
        <table:table-column table:default-cell-style-name="ACE-0x7fddfb1d4698" table:style-name="ACOL-0" table:number-columns-repeated="120"/>
        <table:table-row table:style-name="AROW-0">
          <table:table-cell table:style-name="ACE-0x7fddfb1d5228" office:value-type="string">
            <text:p>User Name</text:p>
          </table:table-cell>
          <table:table-cell table:style-name="ACE-0x7fde07053748" office:value-type="string">
            <text:p>Password</text:p>
          </table:table-cell>
          <table:table-cell table:style-name="ACE-0x7fde07053870" office:value-type="string">
            <text:p>SearchTextName</text:p>
          </table:table-cell>
          <table:table-cell table:number-columns-repeated="5" table:style-name="ACE-0x7fde070534f8"/>
          <table:table-cell table:number-columns-repeated="120" table:style-name="ACE-0x7fddfb1d4698"/>
        </table:table-row>
        <table:table-row table:style-name="AROW-0">
          <table:table-cell table:style-name="ACE-0x7fddfb1d5350" office:value-type="string">
            <text:p>testshopclue@sc.com</text:p>
          </table:table-cell>
          <table:table-cell table:style-name="ACE-0x7fde07053ac0" office:value-type="float" office:value="123456">
            <text:p>123456</text:p>
          </table:table-cell>
          <table:table-cell table:style-name="ACE-0x7fde07053be8" office:value-type="string">
            <text:p>Shirt</text:p>
          </table:table-cell>
          <table:table-cell table:number-columns-repeated="5" table:style-name="ACE-0x7fde070534f8"/>
          <table:table-cell table:number-columns-repeated="120" table:style-name="ACE-0x7fddfb1d4698"/>
        </table:table-row>
        <table:table-row table:style-name="AROW-0">
          <table:table-cell table:style-name="ACE-0x7fddfb1d7850" office:value-type="string">
            <text:p>testshopclue@sc.com</text:p>
          </table:table-cell>
          <table:table-cell table:style-name="ACE-0x7fde07053e38" office:value-type="float" office:value="123456">
            <text:p>123456</text:p>
          </table:table-cell>
          <table:table-cell table:style-name="ACE-0x7fde07053f60"/>
          <table:table-cell table:number-columns-repeated="5" table:style-name="ACE-0x7fde070534f8"/>
          <table:table-cell table:number-columns-repeated="120" table:style-name="ACE-0x7fddfb1d469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b1d469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ddfb1a59c0" table:print="false">
        <office:forms form:automatic-focus="false" form:apply-design-mode="false">
          <form:form/>
        </office:forms>
        <table:table-column table:default-cell-style-name="ACE-0x7fde07054088" table:style-name="ACOL-10"/>
        <table:table-column table:default-cell-style-name="ACE-0x7fde07054088" table:style-name="ACOL-4"/>
        <table:table-column table:default-cell-style-name="ACE-0x7fde07054088" table:style-name="ACOL-5"/>
        <table:table-column table:default-cell-style-name="ACE-0x7fde07054088" table:style-name="ACOL-6"/>
        <table:table-column table:default-cell-style-name="ACE-0x7fde07054088" table:style-name="ACOL-7" table:number-columns-repeated="2"/>
        <table:table-column table:default-cell-style-name="ACE-0x7fde07054088" table:style-name="ACOL-8"/>
        <table:table-column table:default-cell-style-name="ACE-0x7fde07054088" table:style-name="ACOL-9"/>
        <table:table-column table:default-cell-style-name="ACE-0x7fddfb1d47c0" table:style-name="ACOL-0" table:number-columns-repeated="120"/>
        <table:table-row table:style-name="AROW-0">
          <table:table-cell table:style-name="ACE-0x7fddfb1d7bc8" office:value-type="string">
            <text:p>User Name</text:p>
          </table:table-cell>
          <table:table-cell table:style-name="ACE-0x7fde070542d8" office:value-type="string">
            <text:p>Password</text:p>
          </table:table-cell>
          <table:table-cell table:style-name="ACE-0x7fde07054400" office:value-type="string">
            <text:p>SearchTextName</text:p>
          </table:table-cell>
          <table:table-cell table:number-columns-repeated="5" table:style-name="ACE-0x7fde07054088"/>
          <table:table-cell table:number-columns-repeated="120" table:style-name="ACE-0x7fddfb1d47c0"/>
        </table:table-row>
        <table:table-row table:style-name="AROW-0">
          <table:table-cell table:style-name="ACE-0x7fddfb1d5b68" office:value-type="string">
            <text:p>testshopclue@sc.com</text:p>
          </table:table-cell>
          <table:table-cell table:style-name="ACE-0x7fde07054650" office:value-type="float" office:value="123456">
            <text:p>123456</text:p>
          </table:table-cell>
          <table:table-cell table:style-name="ACE-0x7fde07054778" office:value-type="string">
            <text:p>Shirt</text:p>
          </table:table-cell>
          <table:table-cell table:number-columns-repeated="5" table:style-name="ACE-0x7fde07054088"/>
          <table:table-cell table:number-columns-repeated="120" table:style-name="ACE-0x7fddfb1d47c0"/>
        </table:table-row>
        <table:table-row table:style-name="AROW-0">
          <table:table-cell table:style-name="ACE-0x7fddfb1d6130" office:value-type="string">
            <text:p>testshopclue@sc.com</text:p>
          </table:table-cell>
          <table:table-cell table:style-name="ACE-0x7fde070549c8" office:value-type="float" office:value="123456">
            <text:p>123456</text:p>
          </table:table-cell>
          <table:table-cell table:style-name="ACE-0x7fde07054af0"/>
          <table:table-cell table:number-columns-repeated="5" table:style-name="ACE-0x7fde07054088"/>
          <table:table-cell table:number-columns-repeated="120" table:style-name="ACE-0x7fddfb1d47c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dfb1d47c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dfb163c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b1b53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dfaef06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03eea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03ea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0400c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dfb1a5010" style:display-name="TestCase" style:page-layout-name="pl-0x7fddfb163c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b1a5200" style:display-name="AQA1_TestData" style:page-layout-name="pl-0x7fddfb1b53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b1a53f0" style:display-name="AQA2_TestData" style:page-layout-name="pl-0x7fddfaef06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b1a55e0" style:display-name="AQA3_TestData" style:page-layout-name="pl-0x7fde03eea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b1a57d0" style:display-name="AQA4_TestData" style:page-layout-name="pl-0x7fde03ea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dfb1a59c0" style:display-name="AQA5_TestData" style:page-layout-name="pl-0x7fde0400c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00:3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